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UTIPA CANO, MARCO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23966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123832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UTIPA CANO, MARCO ANTON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23966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9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3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3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713205</text:p>
          </table:table-cell>
          <table:table-cell table:style-name="Tabla2.D3" office:value-type="string">
            <text:p text:style-name="P17">23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46:3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